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 fo:font-size="20pt" style:font-size-asian="20pt" style:font-size-complex="20pt"/>
    </style:style>
    <style:style style:name="P2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4" style:family="paragraph" style:parent-style-name="Standard">
      <style:text-properties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  <table:table-row table:style-name="Table1.1"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  <table:table-row table:style-name="Table1.1"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  <table:table-row table:style-name="Table1.1"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  <table:table-row table:style-name="Table1.1"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  <table:table-row table:style-name="Table1.1"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  <table:table-row table:style-name="Table1.1"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  <table:table-row table:style-name="Table1.1"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  <table:table-row table:style-name="Table1.1"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  <table:table-row table:style-name="Table1.1"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INVERTED</text:p>
            <text:p text:style-name="P2">Please read instructions for more details on firmware configuration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9-10T19:57:41</dc:date>
    <meta:printed-by>Zachary Smith</meta:printed-by>
    <meta:print-date>2008-09-10T19:57:15</meta:print-date>
    <dc:language>en-US</dc:language>
    <meta:editing-cycles>2</meta:editing-cycles>
    <meta:editing-duration>PT2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0" meta:word-count="300" meta:character-count="2280"/>
  </office:meta>
</office:document-meta>
</file>